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7444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 office:value-type="float" office:value="0.85" calcext:value-type="float">
            <text:p>0.85</text:p>
          </table:table-cell>
          <table:table-cell office:value-type="float" office:value="87.65" calcext:value-type="float">
            <text:p>87.65</text:p>
          </table:table-cell>
          <table:table-cell office:value-type="string" calcext:value-type="string">
            <text:p>247 kWh</text:p>
          </table:table-cell>
          <table:table-cell office:value-type="float" office:value="1593.33" calcext:value-type="float">
            <text:p>1593.33</text:p>
          </table:table-cell>
          <table:table-cell office:value-type="string" calcext:value-type="string">
            <text:p>16-01-2018</text:p>
          </table:table-cell>
          <table:table-cell office:value-type="string" calcext:value-type="string">
            <text:p>13-02-2018</text:p>
          </table:table-cell>
          <table:table-cell/>
          <table:table-cell office:value-type="float" office:value="17.61" calcext:value-type="float">
            <text:p>17.61</text:p>
          </table:table-cell>
          <table:table-cell office:value-type="string" calcext:value-type="string">
            <text:p>T-0</text:p>
          </table:table-cell>
          <table:table-cell office:value-type="float" office:value="1779.42" calcext:value-type="float">
            <text:p>1779.4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 office:value-type="float" office:value="1.82" calcext:value-type="float">
            <text:p>1.82</text:p>
          </table:table-cell>
          <table:table-cell office:value-type="float" office:value="87.32" calcext:value-type="float">
            <text:p>87.32</text:p>
          </table:table-cell>
          <table:table-cell office:value-type="string" calcext:value-type="string">
            <text:p>253 kWh</text:p>
          </table:table-cell>
          <table:table-cell office:value-type="float" office:value="1631.24" calcext:value-type="float">
            <text:p>1631.24</text:p>
          </table:table-cell>
          <table:table-cell office:value-type="string" calcext:value-type="string">
            <text:p>17-12-2017</text:p>
          </table:table-cell>
          <table:table-cell office:value-type="string" calcext:value-type="string">
            <text:p>16-01-2018</text:p>
          </table:table-cell>
          <table:table-cell/>
          <table:table-cell office:value-type="float" office:value="17.98" calcext:value-type="float">
            <text:p>17.98</text:p>
          </table:table-cell>
          <table:table-cell office:value-type="string" calcext:value-type="string">
            <text:p>T-0</text:p>
          </table:table-cell>
          <table:table-cell office:value-type="float" office:value="1818.04" calcext:value-type="float">
            <text:p>1818.0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86.96" calcext:value-type="float">
            <text:p>86.96</text:p>
          </table:table-cell>
          <table:table-cell office:value-type="string" calcext:value-type="string">
            <text:p>273 kWh</text:p>
          </table:table-cell>
          <table:table-cell office:value-type="float" office:value="1769.53" calcext:value-type="float">
            <text:p>1769.53</text:p>
          </table:table-cell>
          <table:table-cell office:value-type="string" calcext:value-type="string">
            <text:p>16-11-2017</text:p>
          </table:table-cell>
          <table:table-cell office:value-type="string" calcext:value-type="string">
            <text:p>17-12-2017</text:p>
          </table:table-cell>
          <table:table-cell/>
          <table:table-cell office:value-type="float" office:value="19.36" calcext:value-type="float">
            <text:p>19.36</text:p>
          </table:table-cell>
          <table:table-cell office:value-type="string" calcext:value-type="string">
            <text:p>T-0</text:p>
          </table:table-cell>
          <table:table-cell office:value-type="float" office:value="1955.21" calcext:value-type="float">
            <text:p>1955.2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.03" calcext:value-type="float">
            <text:p>79.03</text:p>
          </table:table-cell>
          <table:table-cell/>
          <table:table-cell office:value-type="float" office:value="86.6" calcext:value-type="float">
            <text:p>86.6</text:p>
          </table:table-cell>
          <table:table-cell office:value-type="string" calcext:value-type="string">
            <text:p>263 kWh</text:p>
          </table:table-cell>
          <table:table-cell office:value-type="float" office:value="1690" calcext:value-type="float">
            <text:p>1690</text:p>
          </table:table-cell>
          <table:table-cell office:value-type="string" calcext:value-type="string">
            <text:p>17-10-2017</text:p>
          </table:table-cell>
          <table:table-cell office:value-type="string" calcext:value-type="string">
            <text:p>16-11-2017</text:p>
          </table:table-cell>
          <table:table-cell/>
          <table:table-cell office:value-type="float" office:value="18.56" calcext:value-type="float">
            <text:p>18.56</text:p>
          </table:table-cell>
          <table:table-cell office:value-type="string" calcext:value-type="string">
            <text:p>T-0</text:p>
          </table:table-cell>
          <table:table-cell office:value-type="float" office:value="1874.19" calcext:value-type="float">
            <text:p>1874.1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8.71" calcext:value-type="float">
            <text:p>78.71</text:p>
          </table:table-cell>
          <table:table-cell/>
          <table:table-cell office:value-type="float" office:value="86.25" calcext:value-type="float">
            <text:p>86.25</text:p>
          </table:table-cell>
          <table:table-cell office:value-type="string" calcext:value-type="string">
            <text:p>231 kWh</text:p>
          </table:table-cell>
          <table:table-cell office:value-type="float" office:value="1453.49" calcext:value-type="float">
            <text:p>1453.49</text:p>
          </table:table-cell>
          <table:table-cell office:value-type="string" calcext:value-type="string">
            <text:p>17-09-2017</text:p>
          </table:table-cell>
          <table:table-cell office:value-type="string" calcext:value-type="string">
            <text:p>17-10-2017</text:p>
          </table:table-cell>
          <table:table-cell/>
          <table:table-cell office:value-type="float" office:value="16.18" calcext:value-type="float">
            <text:p>16.18</text:p>
          </table:table-cell>
          <table:table-cell office:value-type="string" calcext:value-type="string">
            <text:p>T-0</text:p>
          </table:table-cell>
          <table:table-cell office:value-type="float" office:value="1634.63" calcext:value-type="float">
            <text:p>1634.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85.9" calcext:value-type="float">
            <text:p>85.9</text:p>
          </table:table-cell>
          <table:table-cell office:value-type="string" calcext:value-type="string">
            <text:p>231 kWh</text:p>
          </table:table-cell>
          <table:table-cell office:value-type="float" office:value="1447.43" calcext:value-type="float">
            <text:p>1447.43</text:p>
          </table:table-cell>
          <table:table-cell office:value-type="string" calcext:value-type="string">
            <text:p>17-08-2017</text:p>
          </table:table-cell>
          <table:table-cell office:value-type="string" calcext:value-type="string">
            <text:p>17-09-2017</text:p>
          </table:table-cell>
          <table:table-cell/>
          <table:table-cell office:value-type="float" office:value="16.12" calcext:value-type="float">
            <text:p>16.12</text:p>
          </table:table-cell>
          <table:table-cell office:value-type="string" calcext:value-type="string">
            <text:p>T-0</text:p>
          </table:table-cell>
          <table:table-cell office:value-type="float" office:value="1627.84" calcext:value-type="float">
            <text:p>1627.8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85.55" calcext:value-type="float">
            <text:p>85.55</text:p>
          </table:table-cell>
          <table:table-cell office:value-type="string" calcext:value-type="string">
            <text:p>270 kWh</text:p>
          </table:table-cell>
          <table:table-cell office:value-type="float" office:value="1719.5" calcext:value-type="float">
            <text:p>1719.5</text:p>
          </table:table-cell>
          <table:table-cell office:value-type="string" calcext:value-type="string">
            <text:p>17-07-2017</text:p>
          </table:table-cell>
          <table:table-cell office:value-type="string" calcext:value-type="string">
            <text:p>17-08-2017</text:p>
          </table:table-cell>
          <table:table-cell/>
          <table:table-cell office:value-type="float" office:value="18.83" calcext:value-type="float">
            <text:p>18.83</text:p>
          </table:table-cell>
          <table:table-cell office:value-type="string" calcext:value-type="string">
            <text:p>T-0</text:p>
          </table:table-cell>
          <table:table-cell office:value-type="float" office:value="1901.95" calcext:value-type="float">
            <text:p>1901.9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85.2" calcext:value-type="float">
            <text:p>85.2</text:p>
          </table:table-cell>
          <table:table-cell office:value-type="string" calcext:value-type="string">
            <text:p>293 kWh</text:p>
          </table:table-cell>
          <table:table-cell office:value-type="float" office:value="1875.61" calcext:value-type="float">
            <text:p>1875.61</text:p>
          </table:table-cell>
          <table:table-cell office:value-type="string" calcext:value-type="string">
            <text:p>16-06-2017</text:p>
          </table:table-cell>
          <table:table-cell office:value-type="string" calcext:value-type="string">
            <text:p>17-07-2017</text:p>
          </table:table-cell>
          <table:table-cell/>
          <table:table-cell office:value-type="float" office:value="20.39" calcext:value-type="float">
            <text:p>20.39</text:p>
          </table:table-cell>
          <table:table-cell office:value-type="string" calcext:value-type="string">
            <text:p>T-0</text:p>
          </table:table-cell>
          <table:table-cell office:value-type="float" office:value="2058.95" calcext:value-type="float">
            <text:p>2058.9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 office:value-type="float" office:value="1.16" calcext:value-type="float">
            <text:p>1.16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276 kWh</text:p>
          </table:table-cell>
          <table:table-cell office:value-type="float" office:value="1731.06" calcext:value-type="float">
            <text:p>1731.06</text:p>
          </table:table-cell>
          <table:table-cell office:value-type="string" calcext:value-type="string">
            <text:p>17-05-2017</text:p>
          </table:table-cell>
          <table:table-cell office:value-type="string" calcext:value-type="string">
            <text:p>16-06-2017</text:p>
          </table:table-cell>
          <table:table-cell/>
          <table:table-cell office:value-type="float" office:value="18.93" calcext:value-type="float">
            <text:p>18.93</text:p>
          </table:table-cell>
          <table:table-cell office:value-type="string" calcext:value-type="string">
            <text:p>T-0</text:p>
          </table:table-cell>
          <table:table-cell office:value-type="float" office:value="1913.42" calcext:value-type="float">
            <text:p>1913.4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14.94" calcext:value-type="float">
            <text:p>14.94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342 kWh</text:p>
          </table:table-cell>
          <table:table-cell office:value-type="float" office:value="2157.71" calcext:value-type="float">
            <text:p>2157.71</text:p>
          </table:table-cell>
          <table:table-cell office:value-type="string" calcext:value-type="string">
            <text:p>17-04-2017</text:p>
          </table:table-cell>
          <table:table-cell office:value-type="string" calcext:value-type="string">
            <text:p>17-05-2017</text:p>
          </table:table-cell>
          <table:table-cell office:value-type="float" office:value="151.04" calcext:value-type="float">
            <text:p>151.04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T-0</text:p>
          </table:table-cell>
          <table:table-cell office:value-type="float" office:value="2509.36" calcext:value-type="float">
            <text:p>2509.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86.66" calcext:value-type="float">
            <text:p>86.66</text:p>
          </table:table-cell>
          <table:table-cell office:value-type="string" calcext:value-type="string">
            <text:p>350 kWh</text:p>
          </table:table-cell>
          <table:table-cell office:value-type="float" office:value="2203.65" calcext:value-type="float">
            <text:p>2203.65</text:p>
          </table:table-cell>
          <table:table-cell office:value-type="string" calcext:value-type="string">
            <text:p>17-03-2017</text:p>
          </table:table-cell>
          <table:table-cell office:value-type="string" calcext:value-type="string">
            <text:p>17-04-2017</text:p>
          </table:table-cell>
          <table:table-cell office:value-type="float" office:value="154.26" calcext:value-type="float">
            <text:p>154.26</text:p>
          </table:table-cell>
          <table:table-cell office:value-type="float" office:value="23.65" calcext:value-type="float">
            <text:p>23.65</text:p>
          </table:table-cell>
          <table:table-cell office:value-type="string" calcext:value-type="string">
            <text:p>T-0</text:p>
          </table:table-cell>
          <table:table-cell office:value-type="float" office:value="2543.35" calcext:value-type="float">
            <text:p>2543.3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 office:value-type="float" office:value="0.87" calcext:value-type="float">
            <text:p>0.87</text:p>
          </table:table-cell>
          <table:table-cell office:value-type="float" office:value="86.32" calcext:value-type="float">
            <text:p>86.32</text:p>
          </table:table-cell>
          <table:table-cell office:value-type="string" calcext:value-type="string">
            <text:p>369 kWh</text:p>
          </table:table-cell>
          <table:table-cell office:value-type="float" office:value="2324.48" calcext:value-type="float">
            <text:p>2324.48</text:p>
          </table:table-cell>
          <table:table-cell office:value-type="string" calcext:value-type="string">
            <text:p>14-02-2017</text:p>
          </table:table-cell>
          <table:table-cell office:value-type="string" calcext:value-type="string">
            <text:p>17-03-2017</text:p>
          </table:table-cell>
          <table:table-cell office:value-type="float" office:value="162.71" calcext:value-type="float">
            <text:p>162.71</text:p>
          </table:table-cell>
          <table:table-cell office:value-type="float" office:value="24.86" calcext:value-type="float">
            <text:p>24.86</text:p>
          </table:table-cell>
          <table:table-cell office:value-type="string" calcext:value-type="string">
            <text:p>T-0</text:p>
          </table:table-cell>
          <table:table-cell office:value-type="float" office:value="2674.07" calcext:value-type="float">
            <text:p>2674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7T21:05:38.188000000</meta:creation-date>
    <dc:date>2018-03-27T21:08:20.686000000</dc:date>
    <meta:editing-duration>PT2M42S</meta:editing-duration>
    <meta:editing-cycles>1</meta:editing-cycles>
    <meta:document-statistic meta:table-count="1" meta:cell-count="139" meta:object-count="0"/>
    <meta:generator>LibreOffice/5.3.4.2$Windows_x86 LibreOffice_project/f82d347ccc0be322489bf7da61d7e4ad13fe2ff3</meta:generator>
  </office:meta>
</office:document-meta>
</file>